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Text_20_body">
      <style:text-properties officeooo:rsid="000f3e82" officeooo:paragraph-rsid="000f3e82"/>
    </style:style>
    <style:style style:name="P5" style:family="paragraph" style:parent-style-name="Standard">
      <style:paragraph-properties fo:text-align="justify" style:justify-single-word="false"/>
      <style:text-properties officeooo:paragraph-rsid="000c4d51"/>
    </style:style>
    <style:style style:name="P6" style:family="paragraph" style:parent-style-name="Text_20_body">
      <style:text-properties officeooo:paragraph-rsid="001311ea"/>
    </style:style>
    <style:style style:name="T1" style:family="text">
      <style:text-properties officeooo:rsid="000f3e82"/>
    </style:style>
    <style:style style:name="T2" style:family="text">
      <style:text-properties officeooo:rsid="000fa723"/>
    </style:style>
    <style:style style:name="T3" style:family="text">
      <style:text-properties officeooo:rsid="0010aad0"/>
    </style:style>
    <style:style style:name="T4" style:family="text">
      <style:text-properties officeooo:rsid="0011c691"/>
    </style:style>
    <style:style style:name="T5" style:family="text">
      <style:text-properties officeooo:rsid="001280bd"/>
    </style:style>
    <style:style style:name="T6" style:family="text">
      <style:text-properties officeooo:rsid="0012bd0e"/>
    </style:style>
    <style:style style:name="T7" style:family="text">
      <style:text-properties style:use-window-font-color="true" style:font-name="Helvetica" fo:font-size="12pt" style:font-name-asian="Helvetica" style:font-size-asian="12pt" style:font-name-complex="Helvetica" style:font-size-complex="12pt"/>
    </style:style>
    <style:style style:name="T8" style:family="text">
      <style:text-properties style:use-window-font-color="true" style:font-name="Helvetica" fo:font-size="12pt" officeooo:rsid="000c4d51" style:font-name-asian="Helvetica" style:font-size-asian="12pt" style:font-name-complex="Helvetica" style:font-size-complex="12pt"/>
    </style:style>
    <style:style style:name="T9" style:family="text">
      <style:text-properties style:use-window-font-color="true" style:font-name="Helvetica" fo:font-size="12pt" officeooo:rsid="000f3e82" style:font-name-asian="Helvetica" style:font-size-asian="12pt" style:font-name-complex="Helvetica" style:font-size-complex="12pt"/>
    </style:style>
    <style:style style:name="T10" style:family="text">
      <style:text-properties officeooo:rsid="000c4d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4">Visualizza i candidati idonei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4">Sara - Amministratore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p text:style-name="P2">1. <text:span text:style-name="T1">Sara è amministratore dell'asilo nido Mazzetti. </text:span><text:span text:style-name="T2">Riceve una telefonata in cui le viene notificata un'incongruenza tra il numero di posti disponibili ed i posti assegnati. Per verificare </text:span><text:span text:style-name="T4">personalmente </text:span><text:span text:style-name="T2">la correttezza dell'informazione e provvedere ad un'eventuale richiesta di revisione delle graduatorie, </text:span><text:span text:style-name="T1">necessita di visualizzare l'elenco dei candidati idonei al bando di concorso per l'assegnazione dei posti per gli utenti dell'asilo.</text:span></text:p>
            <text:p text:style-name="P2">2. <text:span text:style-name="T1">Sara accede ad @sil</text:span><text:span text:style-name="T5">o </text:span><text:span text:style-name="T1">digitando </text:span><text:span text:style-name="T3">“</text:span><text:span text:style-name="T5">SaraX” come nome utente e “xyz123” come password</text:span><text:span text:style-name="T1">.</text:span></text:p>
            <text:p text:style-name="P6"><text:span text:style-name="T8"><text:tab/></text:span><text:span text:style-name="T10">3. </text:span><text:span text:style-name="T1">@silo mostra a Sara l'interfaccia in cui può scegliere l'azione da </text:span><text:span text:style-name="T9"><text:tab/></text:span><text:span text:style-name="T1">intraprendere.</text:span></text:p>
            <text:p text:style-name="P2">4. <text:span text:style-name="T1">Sara accede alla sezione </text:span><text:span text:style-name="T6">relativa agli utenti</text:span><text:span text:style-name="T1"> e sceglie di visualizzare l'elenco dei candidati idonei per il bando attuale.</text:span></text:p>
            <text:p text:style-name="P6"><text:span text:style-name="T9"><text:tab/></text:span><text:span text:style-name="T1">5. @silo elabora l'informazione ricevuta e visualizza l'elenco </text:span><text:span text:style-name="T7"><text:tab/></text:span><text:span text:style-name="T1">richiesto.</text:span></text:p>
            <text:p text:style-name="P4">6. Sara acquisisce le informazioni richieste ed effettua il logout dal sistema.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7:04:35</meta:creation-date>
    <meta:editing-duration>P0D</meta:editing-duration>
    <meta:editing-cycles>7</meta:editing-cycles>
    <meta:generator>LibreOffice/3.6$MacOSX_x86 LibreOffice_project/da8c1e6-fd468f4-454e206-f42a4a9-143cfd</meta:generator>
    <dc:date>2012-10-18T22:30:59</dc:date>
    <meta:document-statistic meta:table-count="1" meta:image-count="0" meta:object-count="0" meta:page-count="1" meta:paragraph-count="11" meta:word-count="144" meta:character-count="1005" meta:non-whitespace-character-count="867"/>
  </office:meta>
</office:document-meta>
</file>